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772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default-cell-style-name="Default"/>
        <table:table-column table:style-name="co6" table:number-columns-repeated="2" table:default-cell-style-name="ce25"/>
        <table:table-column table:style-name="co6" table:number-columns-repeated="7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3];&quot;High&quot;;[.D5:.D73])" office:value-type="float" office:value="106">
            <text:p>106</text:p>
          </table:table-cell>
          <table:table-cell table:style-name="Default" table:formula="of:=SUMPRODUCT(([.C5:.C73]=&quot;High&quot;)*([.E5:.E73]=&quot;x&quot;)*[.D5:.D73])" office:value-type="float" office:value="30">
            <text:p>30</text:p>
          </table:table-cell>
          <table:table-cell table:formula="of:=SUMPRODUCT(([.C5:.C73]=&quot;High&quot;)*([.F5:.F73]=&quot;x&quot;)*[.D5:.D73])" office:value-type="float" office:value="19">
            <text:p>19</text:p>
          </table:table-cell>
          <table:table-cell table:style-name="Default" table:formula="of:=SUMPRODUCT(([.C5:.C73]=&quot;High&quot;)*([.G5:.G73]=&quot;x&quot;)*[.D5:.D73])" office:value-type="float" office:value="29">
            <text:p>29</text:p>
          </table:table-cell>
          <table:table-cell table:style-name="Default" table:formula="of:=SUMPRODUCT(([.C5:.C73]=&quot;High&quot;)*([.H5:.H73]=&quot;x&quot;)*[.D5:.D73])" office:value-type="float" office:value="28">
            <text:p>28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3];&quot;Medium&quot;;[.D5:.D73])" office:value-type="float" office:value="0">
            <text:p>0</text:p>
          </table:table-cell>
          <table:table-cell table:style-name="Default" table:formula="of:=SUMPRODUCT(([.C5:.C73]=&quot;Medium&quot;)*([.E5:.E73]=&quot;x&quot;)*[.D5:.D73])" office:value-type="float" office:value="0">
            <text:p>0</text:p>
          </table:table-cell>
          <table:table-cell table:formula="of:=SUMPRODUCT(([.C5:.C73]=&quot;Medium&quot;)*([.F5:.F73]=&quot;x&quot;)*[.D5:.D73])" office:value-type="float" office:value="0">
            <text:p>0</text:p>
          </table:table-cell>
          <table:table-cell table:style-name="Default" table:formula="of:=SUMPRODUCT(([.C5:.C73]=&quot;Medium&quot;)*([.G5:.G73]=&quot;x&quot;)*[.D5:.D73])" office:value-type="float" office:value="0">
            <text:p>0</text:p>
          </table:table-cell>
          <table:table-cell table:style-name="Default" table:formula="of:=SUMPRODUCT(([.C5:.C73]=&quot;Medium&quot;)*([.H5:.H73]=&quot;x&quot;)*[.D5:.D73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3];&quot;Low&quot;;[.D5:.D73])" office:value-type="float" office:value="0">
            <text:p>0</text:p>
          </table:table-cell>
          <table:table-cell table:style-name="Default" table:formula="of:=SUMPRODUCT(([.C5:.C73]=&quot;Low&quot;)*([.E5:.E73]=&quot;x&quot;)*[.D5:.D73])" office:value-type="float" office:value="0">
            <text:p>0</text:p>
          </table:table-cell>
          <table:table-cell table:formula="of:=SUMPRODUCT(([.C5:.C73]=&quot;Low&quot;)*([.F5:.F73]=&quot;x&quot;)*[.D5:.D73])" office:value-type="float" office:value="0">
            <text:p>0</text:p>
          </table:table-cell>
          <table:table-cell table:style-name="Default" table:formula="of:=SUMPRODUCT(([.C5:.C73]=&quot;Low&quot;)*([.G5:.G73]=&quot;x&quot;)*[.D5:.D73])" office:value-type="float" office:value="0">
            <text:p>0</text:p>
          </table:table-cell>
          <table:table-cell table:style-name="Default" table:formula="of:=SUMPRODUCT(([.C5:.C73]=&quot;Low&quot;)*([.H5:.H73]=&quot;x&quot;)*[.D5:.D73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CS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CS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CS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CS/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CS/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CS/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CS/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CS/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CS/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CS/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CS/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Smoke/CS/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ecms/wc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ecms/wc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ecms/wc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ecms/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ecms/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ecms/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ecms/admi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ecms/admi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ecms/admi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ecms/wk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ecms/wk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Smoke/ecms/wk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Ans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Ans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Ans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Dash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Dash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Dash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SmokeTests - Smoke/gatein01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gatein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SmokeTests - Smoke/gatein01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gatein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SmokeTests - Smoke/gatein01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Smoke/gatein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Smoke/ks/answer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Smoke/ks/answer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Smoke/ks/answer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aq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aq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faq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Soci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Soci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Smoke/Social</text:p>
          </table:table-cell>
          <table:table-cell table:style-name="ce25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7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17:00:08</dc:date>
    <dc:creator>exoplatform </dc:creator>
    <meta:editing-duration>PT2H20M55S</meta:editing-duration>
    <meta:editing-cycles>19</meta:editing-cycles>
    <meta:generator>LibreOffice/3.4$Unix LibreOffice_project/340m1$Build-402</meta:generator>
    <meta:document-statistic meta:table-count="2" meta:cell-count="429" meta:object-count="0"/>
    <meta:user-defined meta:name="Info 1"/>
    <meta:user-defined meta:name="Info 2"/>
    <meta:user-defined meta:name="Info 3"/>
    <meta:user-defined meta:name="Info 4"/>
  </office:meta>
</office:document-meta>
</file>